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5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6"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7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8"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L9"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10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13" style:family="paragraph" style:parent-style-name="Standard">
      <style:paragraph-properties fo:padding="0.0291in" fo:border-left="none" fo:border-right="none" fo:border-top="none" fo:border-bottom="0.0138in solid #000000" style:join-border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padding="0.0291in" fo:border-left="none" fo:border-right="none" fo:border-top="none" fo:border-bottom="0.0138in solid #000000" style:join-border="false"/>
      <style:text-properties style:text-underline-style="none" fo:font-weight="bold" style:font-weight-asian="bold" style:font-weight-complex="bold"/>
    </style:style>
    <style:style style:name="P15" style:family="paragraph" style:parent-style-name="Standard">
      <style:paragraph-properties fo:padding="0.0291in" fo:border-left="none" fo:border-right="none" fo:border-top="none" fo:border-bottom="0.0138in solid #000000" style:join-border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ed Files in pyMeasure: 11/2009</text:p>
      <text:p text:style-name="P12"/>
      <text:p text:style-name="P2">pyMeasure:</text:p>
      <text:list text:style-name="L2">
        <text:list-item>
          <text:p>__init__.py</text:p>
        </text:list-item>
        <text:list-item>
          <text:p>pyMeasure.py</text:p>
        </text:list-item>
        <text:list-item>
          <text:p>pyMeasure_File_Register.xml</text:p>
        </text:list-item>
        <text:list-item>
          <text:p>pyMeasure_File_Information.xml</text:p>
        </text:list-item>
      </text:list>
      <text:p text:style-name="P14"/>
      <text:p text:style-name="P2">Instruments<text:span text:style-name="T2">:</text:span></text:p>
      <text:list text:style-name="L3">
        <text:list-item>
          <text:p text:style-name="P3"><text:span text:style-name="T2">SRS830_Lockin1.xml → <text:s/>SRS830_Lockin1_Images</text:span></text:p>
        </text:list-item>
        <text:list-item>
          <text:p text:style-name="P3"><text:span text:style-name="T2">SRS820_Lockin2.xml → <text:s/>SRS810_Lockin2_Images</text:span></text:p>
        </text:list-item>
        <text:list-item>
          <text:p text:style-name="P3"><text:span text:style-name="T2">SRS530_Lockin3.xml → <text:s/>SRS530_Lockin1_Images</text:span></text:p>
        </text:list-item>
        <text:list-item>
          <text:p text:style-name="P3"><text:span text:style-name="T2">SIM960_PID1.xml→ <text:s/>SIM960_PID1_Images</text:span></text:p>
        </text:list-item>
        <text:list-item>
          <text:p text:style-name="P3"><text:span text:style-name="T2">SRS510_Preamp1.xml</text:span></text:p>
        </text:list-item>
        <text:list-item>
          <text:p text:style-name="P3"><text:span text:style-name="T2">Mightex_Camera1.xml</text:span></text:p>
        </text:list-item>
        <text:list-item>
          <text:p text:style-name="P3"><text:span text:style-name="T2">Mightex_Camera2.xml</text:span></text:p>
        </text:list-item>
        <text:list-item>
          <text:p text:style-name="P3"><text:span text:style-name="T2">Keithley_NSOM.xml</text:span></text:p>
        </text:list-item>
        <text:list-item>
          <text:p text:style-name="P3"><text:span text:style-name="T2">LC500_NSOM.xml</text:span></text:p>
        </text:list-item>
        <text:list-item>
          <text:p text:style-name="P3"><text:span text:style-name="T2">CM110_NSOM.xml</text:span></text:p>
        </text:list-item>
        <text:list-item>
          <text:p text:style-name="P3"><text:span text:style-name="T2">QE65000_Spectrometer1.xml</text:span></text:p>
        </text:list-item>
        <text:list-item>
          <text:p text:style-name="P3"><text:span text:style-name="T2">USB2000_Spectrometer1.xml</text:span></text:p>
        </text:list-item>
        <text:list-item>
          <text:p text:style-name="P3"><text:span text:style-name="T2">U3_LabJack1.xml</text:span></text:p>
        </text:list-item>
      </text:list>
      <text:p text:style-name="P15"><text:span text:style-name="T2"/></text:p>
      <text:p text:style-name="P2">Experiments:</text:p>
      <text:list text:style-name="L4">
        <text:list-item>
          <text:p text:style-name="P5">Fiber_Confocal.xml</text:p>
        </text:list-item>
        <text:list-item>
          <text:p text:style-name="P5">Direct_Confocal.xml</text:p>
        </text:list-item>
        <text:list-item>
          <text:p text:style-name="P5">NSOM_Illumination.xml</text:p>
        </text:list-item>
        <text:list-item>
          <text:p text:style-name="P5">NSOM_Collection.xml</text:p>
        </text:list-item>
      </text:list>
      <text:p text:style-name="P13"><text:span text:style-name="T1"/></text:p>
      <text:p text:style-name="P2">Settings:</text:p>
      <text:list text:style-name="L5">
        <text:list-item>
          <text:p text:style-name="P6">pyMeasure_Settings.xml</text:p>
        </text:list-item>
        <text:list-item>
          <text:p text:style-name="P6">GUI_Name_Settings.xml</text:p>
        </text:list-item>
        <text:list-item>
          <text:p text:style-name="P6">Module_Name_Settings.xml</text:p>
        </text:list-item>
      </text:list>
      <text:p text:style-name="P13"/>
      <text:p text:style-name="P2">Data:</text:p>
      <text:list text:style-name="L6">
        <text:list-item>
          <text:p text:style-name="P7">Logs</text:p>
        </text:list-item>
        <text:list-item>
          <text:p text:style-name="P7">Measurements</text:p>
        </text:list-item>
        <text:list-item>
          <text:p text:style-name="P7">States</text:p>
        </text:list-item>
        <text:list-item>
          <text:p text:style-name="P7">Reports</text:p>
        </text:list-item>
      </text:list>
      <text:p text:style-name="P13"/>
      <text:p text:style-name="P2">FrontEnds:</text:p>
      <text:list text:style-name="L7">
        <text:list-item>
          <text:p text:style-name="P8">SRS830Panel.py</text:p>
        </text:list-item>
        <text:list-item>
          <text:p text:style-name="P8">SRS810Panel.py</text:p>
        </text:list-item>
        <text:list-item>
          <text:p text:style-name="P8">SRS530Panel.py</text:p>
        </text:list-item>
        <text:list-item>
          <text:p text:style-name="P8">SIM960Panel.py</text:p>
        </text:list-item>
        <text:list-item>
          <text:p text:style-name="P8">HeCdPanel.py</text:p>
        </text:list-item>
        <text:list-item>
          <text:p text:style-name="P8">SRS510Panel.py</text:p>
        </text:list-item>
        <text:list-item>
          <text:p text:style-name="P8"><text:soft-page-break/>Kiethley6478Panel</text:p>
        </text:list-item>
        <text:list-item>
          <text:p text:style-name="P8">QE65000Panel</text:p>
        </text:list-item>
        <text:list-item>
          <text:p text:style-name="P8">USB2000Panel</text:p>
        </text:list-item>
        <text:list-item>
          <text:p text:style-name="P8">GeneralVisaPanel</text:p>
        </text:list-item>
        <text:list-item>
          <text:p text:style-name="P8">GeneralSweepPanel</text:p>
        </text:list-item>
        <text:list-item>
          <text:p text:style-name="P8">GeneralMonitorPanel</text:p>
        </text:list-item>
        <text:list-item>
          <text:p text:style-name="P8">NSOMImagingPanel</text:p>
        </text:list-item>
        <text:list-item>
          <text:p text:style-name="P8">OceanOpticsFrame</text:p>
        </text:list-item>
        <text:list-item>
          <text:p text:style-name="P8">VisaInsrumentFrame</text:p>
        </text:list-item>
        <text:list-item>
          <text:p text:style-name="P8">MightexFrame</text:p>
        </text:list-item>
        <text:list-item>
          <text:p text:style-name="P8">LabjackFrame</text:p>
        </text:list-item>
        <text:list-item>
          <text:p text:style-name="P8">LabJackPanel</text:p>
        </text:list-item>
        <text:list-item>
          <text:p text:style-name="P8">__init__.py</text:p>
        </text:list-item>
      </text:list>
      <text:p text:style-name="P13"/>
      <text:p text:style-name="P2">BackEnds:</text:p>
      <text:list text:style-name="L8">
        <text:list-item>
          <text:p text:style-name="P9">Instruments</text:p>
        </text:list-item>
        <text:list-item>
          <text:p text:style-name="P9">Sweeps</text:p>
        </text:list-item>
        <text:list-item>
          <text:p text:style-name="P9">Experiments</text:p>
        </text:list-item>
        <text:list-item>
          <text:p text:style-name="P9">ConfocalFiber</text:p>
        </text:list-item>
        <text:list-item>
          <text:p text:style-name="P9">ConfocalPL</text:p>
        </text:list-item>
        <text:list-item>
          <text:p text:style-name="P9">NSOMIllumination</text:p>
        </text:list-item>
        <text:list-item>
          <text:p text:style-name="P9">OceanOptics</text:p>
        </text:list-item>
        <text:list-item>
          <text:p text:style-name="P9">Mightex</text:p>
        </text:list-item>
        <text:list-item>
          <text:p text:style-name="P9">LabJackPython</text:p>
        </text:list-item>
        <text:list-item>
          <text:p text:style-name="P9">Other Drivers</text:p>
        </text:list-item>
        <text:list-item>
          <text:p text:style-name="P9">__init__.py</text:p>
        </text:list-item>
      </text:list>
      <text:p text:style-name="P13"/>
      <text:p text:style-name="P2">DataHandlers;</text:p>
      <text:list text:style-name="L9">
        <text:list-item>
          <text:p text:style-name="P10">Instruments</text:p>
        </text:list-item>
        <text:list-item>
          <text:p text:style-name="P10">Logs</text:p>
        </text:list-item>
        <text:list-item>
          <text:p text:style-name="P10">States</text:p>
        </text:list-item>
        <text:list-item>
          <text:p text:style-name="P10">Reports</text:p>
        </text:list-item>
        <text:list-item>
          <text:p text:style-name="P10">ArbDB</text:p>
        </text:list-item>
        <text:list-item>
          <text:p text:style-name="P10">Measurments</text:p>
        </text:list-item>
        <text:list-item>
          <text:p text:style-name="P10">PNGWrap</text:p>
        </text:list-item>
        <text:list-item>
          <text:p text:style-name="P10">ImageMaps</text:p>
        </text:list-item>
        <text:list-item>
          <text:p text:style-name="P10">Experiments</text:p>
        </text:list-item>
        <text:list-item>
          <text:p text:style-name="P10">__init__.py</text:p>
        </text:list-item>
      </text:list>
      <text:p text:style-name="P4"/>
      <text:p text:style-name="P13"/>
      <text:p text:style-name="P2">Misc.</text:p>
      <text:list text:style-name="L10">
        <text:list-item>
          <text:p text:style-name="P11">Alias</text:p>
        </text:list-item>
        <text:list-item>
          <text:p text:style-name="P11">GetMetadata</text:p>
        </text:list-item>
        <text:list-item>
          <text:p text:style-name="P11">Names</text:p>
        </text:list-item>
      </text:list>
      <text:p text:style-name="P4"/>
      <text:list text:style-name="L7" text:continue-numbering="true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9-11-12T17:07:30</meta:creation-date>
    <dc:date>2009-11-20T13:03:06</dc:date>
    <meta:editing-cycles>6</meta:editing-cycles>
    <meta:editing-duration>P7DT19H40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81" meta:word-count="139" meta:character-count="1202"/>
  </office:meta>
</office:document-meta>
</file>